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0224" calcext:value-type="float">
            <text:p>73.42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2144" calcext:value-type="float">
            <text:p>73.54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6904" calcext:value-type="float">
            <text:p>73.52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3904" calcext:value-type="float">
            <text:p>72.38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77808" calcext:value-type="float">
            <text:p>72.37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5616" calcext:value-type="float">
            <text:p>72.36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6096" calcext:value-type="float">
            <text:p>72.39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6744" calcext:value-type="float">
            <text:p>72.24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21776" calcext:value-type="float">
            <text:p>72.12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9856" calcext:value-type="float">
            <text:p>71.9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7832" calcext:value-type="float">
            <text:p>71.80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8688" calcext:value-type="float">
            <text:p>71.79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7164" calcext:value-type="float">
            <text:p>71.79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9732" calcext:value-type="float">
            <text:p>71.76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132" calcext:value-type="float">
            <text:p>71.5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5952" calcext:value-type="float">
            <text:p>72.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7056" calcext:value-type="float">
            <text:p>72.45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71128" calcext:value-type="float">
            <text:p>72.27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852" calcext:value-type="float">
            <text:p>72.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09" calcext:value-type="float">
            <text:p>72.0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6016" calcext:value-type="float">
            <text:p>71.75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3468" calcext:value-type="float">
            <text:p>71.7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372" calcext:value-type="float">
            <text:p>71.6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178" calcext:value-type="float">
            <text:p>71.39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988" calcext:value-type="float">
            <text:p>71.42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1008" calcext:value-type="float">
            <text:p>71.3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9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5281122832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